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4.971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</text:span><text:span text:style-name="T1">uag</text:span><text:span text:style-name="T1">ens </text:span><text:span text:style-name="T1">de </text:span><text:span text:style-name="T1">Pro</text:span><text:span text:style-name="T1">gra</text:span><text:span text:style-name="T1">maç</text:span><text:span text:style-name="T1">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</text:span><text:span text:style-name="T2">sco </text:span><text:span text:style-name="T2">Sant'</text:span><text:span text:style-name="T2">Anna</text:span></text:p>
            <text:p text:style-name="P2"><text:span text:style-name="T3">Sala </text:span><text:span text:style-name="T3">6020-B</text:span></text:p>
            <text:p text:style-name="P2"><text:span text:style-name="T4">francis</text:span><text:span text:style-name="T4">co@ime.</text:span><text:span text:style-name="T4">uerj.br</text:span></text:p>
            <text:p text:style-name="P2"><text:span text:style-name="T5"/></text:p>
            <text:p text:style-name="P2"><text:span text:style-name="T6">http://g</text:span><text:span text:style-name="T6">ithub.co</text:span><text:span text:style-name="T6">m/fsanta</text:span><text:span text:style-name="T6">nna-</text:span><text:span text:style-name="T6">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</text:span><text:span text:style-name="T7">mei</text:span><text:span text:style-name="T7">ros </text:span><text:span text:style-name="T7">Pas</text:span><text:span text:style-name="T7">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1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xml:id="id24" text:id="id24">Criar um vetor para guardar 50 temperaturas</text:p>
                <text:list>
                  <text:list-item>
                    <text:p xml:id="id25" text:id="id25"><text:span text:style-name="T22">int temps[50];</text:span></text:p>
                  </text:list-item>
                </text:list>
              </text:list-item>
              <text:list-item>
                <text:p xml:id="id26" text:id="id26">As temperaturas variam entre -100 e 100</text:p>
              </text:list-item>
              <text:list-item>
                <text:p xml:id="id27" text:id="id27">Em vez de <text:span text:style-name="T22">int</text:span>, usar o tamanho mais econômico</text:p>
              </text:list-item>
              <text:list-item>
                <text:p xml:id="id28" text:id="id28">Ler as 50 temperaturas para o vetor</text:p>
              </text:list-item>
              <text:list-item>
                <text:p xml:id="id29" text:id="id29">Calcular a média</text:p>
              </text:list-item>
              <text:list-item>
                <text:p xml:id="id30" text:id="id30">Exibir a quantidade de leituras acima da média</text:p>
              </text:list-item>
              <text:list-item>
                <text:p xml:id="id31" text:id="id31">Subir para o GitH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16</meta:editing-cycles>
    <meta:editing-duration>P58DT22H8M13S</meta:editing-duration>
    <meta:initial-creator>chico </meta:initial-creator>
    <dc:date>2018-05-16T11:35:10.588439470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